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  <style:map style:condition="is-true-formula(OR([.F1]=&quot;Matches&quot;;[.F1]=&quot;Base&quot;))" style:apply-style-name="Good" style:base-cell-address="Sheet1.C1"/>
    </style:style>
    <style:style style:name="ce3" style:family="table-cell" style:parent-style-name="Default" style:data-style-name="N100">
      <style:map style:condition="is-true-formula(OR([.F1]=&quot;Matches&quot;;[.F1]=&quot;Base&quot;))" style:apply-style-name="Good" style:base-cell-address="Sheet1.C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bold" style:font-weight-asian="bold" style:font-weight-complex="bold"/>
      <style:map style:condition="cell-content()=&quot;Differs&quot;" style:apply-style-name="Bad" style:base-cell-address="Sheet1.E1"/>
    </style:style>
    <style:style style:name="ce7" style:family="table-cell" style:parent-style-name="Default">
      <style:map style:condition="cell-content()=&quot;Differs&quot;" style:apply-style-name="Bad" style:base-cell-address="Sheet1.E1"/>
    </style:style>
    <style:style style:name="ce8" style:family="table-cell" style:parent-style-name="Default">
      <style:text-properties fo:font-weight="normal" style:font-weight-asian="normal" style:font-weight-complex="normal"/>
      <style:map style:condition="cell-content()=&quot;Differs&quot;" style:apply-style-name="Bad" style:base-cell-address="Sheet1.E1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Labels</text:p>
          </table:table-cell>
          <table:table-cell table:style-name="ce6" office:value-type="string" calcext:value-type="string">
            <text:p>Extraction</text:p>
          </table:table-cell>
          <table:table-cell table:style-name="ce6" office:value-type="string" calcext:value-type="string">
            <text:p>Reduction</text:p>
          </table:table-cell>
          <table:table-cell table:style-name="ce1" table:number-columns-repeated="1017"/>
        </table:table-row>
        <table:table-row table:style-name="ro1">
          <table:table-cell office:value-type="float" office:value="18611" calcext:value-type="float">
            <text:p>18611</text:p>
          </table:table-cell>
          <table:table-cell office:value-type="string" calcext:value-type="string">
            <text:p>admission number</text:p>
          </table:table-cell>
          <table:table-cell office:value-type="string" calcext:value-type="string">
            <text:p>3.1</text:p>
          </table:table-cell>
          <table:table-cell office:value-type="float" office:value="12825" calcext:value-type="float">
            <text:p>12825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0cm" draw:caption-point-x="-0.61cm" draw:caption-point-y="0.46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8.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ffers</text:p>
          </table:table-cell>
          <table:table-cell table:number-columns-repeated="2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8.132</text:p>
          </table:table-cell>
          <table:table-cell office:value-type="float" office:value="13120" calcext:value-type="float">
            <text:p>13120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12" calcext:value-type="float">
            <text:p>18612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3.1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0.306cm" draw:caption-point-x="-0.61cm" draw:caption-point-y="1.51cm">
              <dc:date>2022-11-16T00:00:00</dc:date>
              <text:p text:style-name="P1">Matches 4.1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.1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0.757cm" draw:caption-point-x="-0.61cm" draw:caption-point-y="1.5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7.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s</text:p>
          </table:table-cell>
          <table:table-cell table:number-columns-repeated="2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7.47</text:p>
          </table:table-cell>
          <table:table-cell office:value-type="float" office:value="13244" calcext:value-type="float">
            <text:p>13244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13" calcext:value-type="float">
            <text:p>1861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3.1</text:p>
          </table:table-cell>
          <table:table-cell office:value-type="float" office:value="12913" calcext:value-type="float">
            <text:p>12913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2.112cm" draw:caption-point-x="-0.61cm" draw:caption-point-y="1.5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3.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ffers</text:p>
          </table:table-cell>
          <table:table-cell table:number-columns-repeated="2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3.34</text:p>
          </table:table-cell>
          <table:table-cell office:value-type="float" office:value="6709" calcext:value-type="float">
            <text:p>6709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454" calcext:value-type="float">
            <text:p>18454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1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3.467cm" draw:caption-point-x="-0.61cm" draw:caption-point-y="1.5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9.7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1.70</text:p>
          </table:table-cell>
          <table:table-cell office:value-type="float" office:value="6558" calcext:value-type="float">
            <text:p>6558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16" calcext:value-type="float">
            <text:p>18616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3.1</text:p>
          </table:table-cell>
          <table:table-cell office:value-type="float" office:value="12812" calcext:value-type="float">
            <text:p>12812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4.821cm" draw:caption-point-x="-0.61cm" draw:caption-point-y="1.5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5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ers</text:p>
          </table:table-cell>
          <table:table-cell table:number-columns-repeated="2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5.51</text:p>
          </table:table-cell>
          <table:table-cell office:value-type="float" office:value="12964" calcext:value-type="float">
            <text:p>12964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344" calcext:value-type="float">
            <text:p>18344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5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6.176cm" draw:caption-point-x="-0.61cm" draw:caption-point-y="1.51cm">
              <dc:date>2022-11-16T00:00:00</dc:date>
              <text:p text:style-name="P1">Matches 5.46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.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6.628cm" draw:caption-point-x="-0.61cm" draw:caption-point-y="1.5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6.1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8.117</text:p>
          </table:table-cell>
          <table:table-cell office:value-type="float" office:value="4587" calcext:value-type="float">
            <text:p>4587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17" calcext:value-type="float">
            <text:p>18617</text:p>
          </table:table-cell>
          <table:table-cell office:value-type="string" calcext:value-type="string">
            <text:p>place of birth/nationality</text:p>
          </table:table-cell>
          <table:table-cell office:value-type="string" calcext:value-type="string">
            <text:p>3.1</text:p>
          </table:table-cell>
          <table:table-cell office:value-type="float" office:value="12711" calcext:value-type="float">
            <text:p>12711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7.982cm" draw:caption-point-x="-0.61cm" draw:caption-point-y="1.51cm">
              <dc:date>2022-11-16T00:00:00</dc:date>
              <text:p text:style-name="P1">8 less task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2.46</text:p>
          </table:table-cell>
          <table:table-cell office:value-type="float" office:value="12897" calcext:value-type="float">
            <text:p>12897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21" calcext:value-type="float">
            <text:p>18621</text:p>
          </table:table-cell>
          <table:table-cell office:value-type="string" calcext:value-type="string">
            <text:p>ship/ship or place of employment/last ship</text:p>
          </table:table-cell>
          <table:table-cell office:value-type="string" calcext:value-type="string">
            <text:p>3.1</text:p>
          </table:table-cell>
          <table:table-cell office:value-type="float" office:value="12474" calcext:value-type="float">
            <text:p>12474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8.885cm" draw:caption-point-x="-0.61cm" draw:caption-point-y="1.51cm">
              <dc:date>2022-11-16T00:00:00</dc:date>
              <text:p text:style-name="P1">8 less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2.49</text:p>
          </table:table-cell>
          <table:table-cell office:value-type="float" office:value="2506" calcext:value-type="float">
            <text:p>2506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string" calcext:value-type="string">
            <text:p>of what port/port of registration</text:p>
          </table:table-cell>
          <table:table-cell office:value-type="string" calcext:value-type="string">
            <text:p>6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9.788cm" draw:caption-point-x="-0.61cm" draw:caption-point-y="1.51cm">
              <dc:date>2022-11-16T00:00:00</dc:date>
              <text:p text:style-name="P1">8 less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4.4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6.49</text:p>
          </table:table-cell>
          <table:table-cell office:value-type="float" office:value="4207" calcext:value-type="float">
            <text:p>4207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18" calcext:value-type="float">
            <text:p>18618</text:p>
          </table:table-cell>
          <table:table-cell office:value-type="string" calcext:value-type="string">
            <text:p>where from</text:p>
          </table:table-cell>
          <table:table-cell office:value-type="string" calcext:value-type="string">
            <text:p>3.1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11.143cm" draw:caption-point-x="-0.61cm" draw:caption-point-y="1.51cm">
              <dc:date>2022-11-16T00:00:00</dc:date>
              <text:p text:style-name="P1">8 less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1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ffers</text:p>
          </table:table-cell>
          <table:table-cell table:number-columns-repeated="2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1.45</text:p>
          </table:table-cell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22" calcext:value-type="float">
            <text:p>18622</text:p>
          </table:table-cell>
          <table:table-cell office:value-type="string" calcext:value-type="string">
            <text:p>nature of complaint</text:p>
          </table:table-cell>
          <table:table-cell office:value-type="string" calcext:value-type="string">
            <text:p>3.1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12.498cm" draw:caption-point-x="-0.61cm" draw:caption-point-y="1.51cm">
              <dc:date>2022-11-16T00:00:00</dc:date>
              <text:p text:style-name="P1">8 less row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1.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ers</text:p>
          </table:table-cell>
          <table:table-cell table:number-columns-repeated="2"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1.68</text:p>
          </table:table-cell>
          <table:table-cell office:value-type="float" office:value="6567" calcext:value-type="float">
            <text:p>6567</text:p>
          </table:table-cell>
          <table:table-cell table:number-columns-repeated="3"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23" calcext:value-type="float">
            <text:p>18623</text:p>
          </table:table-cell>
          <table:table-cell office:value-type="string" calcext:value-type="string">
            <text:p>date of discharge</text:p>
          </table:table-cell>
          <table:table-cell office:value-type="string" calcext:value-type="string">
            <text:p>3.1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Differs</text:p>
          </table:table-cell>
          <table:table-cell table:style-name="ce8" office:value-type="string" calcext:value-type="string">
            <office:annotation draw:style-name="gr1" draw:text-style-name="P2" svg:width="2.899cm" svg:height="1.799cm" svg:x="18.868cm" svg:y="13.852cm" draw:caption-point-x="-0.61cm" draw:caption-point-y="1.51cm">
              <dc:date>2022-11-16T00:00:00</dc:date>
              <text:p text:style-name="P1">8 less tasks than 29.41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9.4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Differs</text:p>
          </table:table-cell>
          <table:table-cell table:style-name="ce8" office:value-type="string" calcext:value-type="string">
            <office:annotation draw:style-name="gr1" draw:text-style-name="P2" svg:width="2.899cm" svg:height="1.799cm" svg:x="18.868cm" svg:y="14.304cm" draw:caption-point-x="-0.61cm" draw:caption-point-y="1.51cm">
              <dc:date>2022-11-16T00:00:00</dc:date>
              <text:p text:style-name="P1">1 less task than 33.43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3.43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Base</text:p>
          </table:table-cell>
          <table:table-cell table:style-name="ce8"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style-name="ce1" office:value-type="string" calcext:value-type="string">
            <text:p>This one has an extra slot over the usual 8</text:p>
          </table:table-cell>
          <table:table-cell table:number-columns-repeated="1016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how disposed of</text:p>
          </table:table-cell>
          <table:table-cell office:value-type="string" calcext:value-type="string">
            <text:p>22.7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16.256cm" draw:caption-point-x="-0.61cm" draw:caption-point-y="0.461cm">
              <dc:date>2022-11-16T00:00:00</dc:date>
              <text:p text:style-name="P1">1 extra task slot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style-name="ce1" office:value-type="string" calcext:value-type="string">
            <text:p>This one has an extra slot over the usual 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3.82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Base</text:p>
          </table:table-cell>
          <table:table-cell table:style-name="ce8"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office:value-type="float" office:value="18625" calcext:value-type="float">
            <text:p>18625</text:p>
          </table:table-cell>
          <table:table-cell office:value-type="string" calcext:value-type="string">
            <text:p>number of days in hospital</text:p>
          </table:table-cell>
          <table:table-cell office:value-type="string" calcext:value-type="string">
            <text:p>3.1</text:p>
          </table:table-cell>
          <table:table-cell office:value-type="float" office:value="12781" calcext:value-type="float">
            <text:p>12781</text:p>
          </table:table-cell>
          <table:table-cell office:value-type="string" calcext:value-type="string">
            <text:p>Differs</text:p>
          </table:table-cell>
          <table:table-cell office:value-type="string" calcext:value-type="string">
            <office:annotation draw:style-name="gr1" draw:text-style-name="P2" svg:width="2.899cm" svg:height="1.799cm" svg:x="18.868cm" svg:y="16.11cm" draw:caption-point-x="-0.61cm" draw:caption-point-y="1.51cm">
              <dc:date>2022-11-16T00:00:00</dc:date>
              <text:p text:style-name="P1">8 less slots</text:p>
            </office:annotation>
            <text:p>Differs</text:p>
          </table:table-cell>
          <table:table-cell office:value-type="string" calcext:value-type="string">
            <text:p>Matche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0.47</text:p>
          </table:table-cell>
          <table:table-cell office:value-type="float" office:value="12852" calcext:value-type="float">
            <text:p>12852</text:p>
          </table:table-cell>
          <table:table-cell table:number-columns-repeated="3" table:style-name="ce8" office:value-type="string" calcext:value-type="string">
            <text:p>Base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:Sheet1.G1048576">
            <calcext:condition calcext:apply-style-name="Bad" calcext:value="=&quot;Differs&quot;" calcext:base-cell-address="Sheet1.E1"/>
          </calcext:conditional-format>
          <calcext:conditional-format calcext:target-range-address="Sheet1.C1:Sheet1.C1048576">
            <calcext:condition calcext:apply-style-name="Good" calcext:value="formula-is(OR([.F1]=&quot;Matches&quot;;[.F1]=&quot;Base&quot;))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4:11:24.689073652</meta:creation-date>
    <dc:date>2022-11-16T15:39:55.188861167</dc:date>
    <meta:editing-duration>PT56M54S</meta:editing-duration>
    <meta:editing-cycles>15</meta:editing-cycles>
    <meta:generator>LibreOffice/6.4.7.2$Linux_X86_64 LibreOffice_project/40$Build-2</meta:generator>
    <meta:document-statistic meta:table-count="1" meta:cell-count="237" meta:object-count="0"/>
  </office:meta>
</office:document-meta>
</file>